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7.9799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2.1764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office:value-type="string" calcext:value-type="string">
            <text:p>Fireman, Minion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opponent’s city w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0:57:23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1T21:33:56.809000000</dc:date>
    <meta:editing-duration>P1DT47M1S</meta:editing-duration>
    <meta:editing-cycles>114</meta:editing-cycles>
    <meta:document-statistic meta:table-count="3" meta:cell-count="778" meta:object-count="0"/>
  </office:meta>
</office:document-meta>
</file>